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erplanSymbology" svg:font-family="TerplanSymbology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erplanSymbology" fo:font-size="48pt" officeooo:rsid="00168532" officeooo:paragraph-rsid="00168532" style:font-size-asian="48pt" style:font-size-complex="4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БВГДЕЁЖЗИЙКЛМНОПРСТУФХЦЧШЩЪЫЬЭЮЯабвгдеёжзийклмнопрстуфхцчшщъыьэюяABCDEFGHIJKLMNOPQRSTUVWXYZabcdefghijklmnopqrstuvwxyz0123456789 !<text:soft-page-break/>!"#$%&amp;'()*+,-./:;&lt;=&gt;?@[\]^_`{|}~¡¢£¤¥¦§¨©ª«¬®¯°±²³´µ¶·¸¹º»¼½¾¿ÀÁÂÃÄÅÆÇÈÉÊËÌÍÎÏÐÑÒÓÔÕÖ×ØÙÚÛÜÝÞßàáâãäåæçèéêëìíîï<text:soft-page-break/>ðñòóôõö÷øùúûüýþÿĀāĂăĄąĆćĈĉĊċČ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erplanSymbology" svg:font-family="TerplanSymbology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1:44:15.839674171</meta:creation-date>
    <dc:date>2024-01-08T12:03:54.097406958</dc:date>
    <meta:editing-duration>PT19M40S</meta:editing-duration>
    <meta:editing-cycles>1</meta:editing-cycles>
    <meta:document-statistic meta:table-count="0" meta:image-count="0" meta:object-count="0" meta:page-count="3" meta:paragraph-count="1" meta:word-count="11" meta:character-count="269" meta:non-whitespace-character-count="268"/>
    <meta:generator>LibreOffice/7.4.7.2$Linux_X86_64 LibreOffice_project/40$Build-2</meta:generator>
  </office:meta>
</office:document-meta>
</file>